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P4" style:family="paragraph" style:parent-style-name="Standard">
      <style:text-properties officeooo:paragraph-rsid="002c02dd"/>
    </style:style>
    <style:style style:name="P5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P6" style:family="paragraph" style:parent-style-name="Standard">
      <style:text-properties style:font-name="DejaVu Sans Mono" fo:font-size="9pt" officeooo:rsid="002b54da" officeooo:paragraph-rsid="002c02dd" style:font-size-asian="9pt" style:font-size-complex="9pt"/>
    </style:style>
    <style:style style:name="P7" style:family="paragraph" style:parent-style-name="Standard">
      <style:text-properties style:font-name="DejaVu Sans Mono" fo:font-size="9pt" officeooo:rsid="002c02dd" officeooo:paragraph-rsid="002c02dd" style:font-size-asian="9pt" style:font-size-complex="9pt"/>
    </style:style>
    <style:style style:name="P8" style:family="paragraph" style:parent-style-name="Standard">
      <style:text-properties style:font-name="DejaVu Sans Mono" fo:font-size="9pt" officeooo:rsid="002d6a55" officeooo:paragraph-rsid="002d6a55" style:font-size-asian="9pt" style:font-size-complex="9pt"/>
    </style:style>
    <style:style style:name="P9" style:family="paragraph" style:parent-style-name="Standard">
      <style:text-properties style:font-name="DejaVu Sans Mono" fo:font-size="9pt" officeooo:rsid="002df5b1" officeooo:paragraph-rsid="002d6a55" style:font-size-asian="9pt" style:font-size-complex="9pt"/>
    </style:style>
    <style:style style:name="P10" style:family="paragraph" style:parent-style-name="Standard">
      <style:text-properties style:font-name="DejaVu Sans Mono" fo:font-size="12pt" fo:font-weight="normal" officeooo:rsid="002d6a55" officeooo:paragraph-rsid="002d6a55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officeooo:paragraph-rsid="002d6a55"/>
    </style:style>
    <style:style style:name="P12" style:family="paragraph" style:parent-style-name="Standard" style:list-style-name="L1">
      <style:text-properties officeooo:rsid="002df5b1" officeooo:paragraph-rsid="002df5b1"/>
    </style:style>
    <style:style style:name="P13" style:family="paragraph" style:parent-style-name="Title">
      <style:text-properties style:font-name="DejaVu Sans Mono" fo:font-size="12pt" officeooo:rsid="002b54da" officeooo:paragraph-rsid="002b54da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c02dd"/>
    </style:style>
    <style:style style:name="T4" style:family="text">
      <style:text-properties style:text-underline-style="none" officeooo:rsid="002d6a55"/>
    </style:style>
    <style:style style:name="T5" style:family="text">
      <style:text-properties officeooo:rsid="002c02dd"/>
    </style:style>
    <style:style style:name="T6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fo:background-color="transparent" loext:char-shading-value="0" style:font-size-asian="9pt" style:font-size-complex="9pt" loext:padding="0in" loext:border="none"/>
    </style:style>
    <style:style style:name="T7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c02dd" fo:background-color="transparent" loext:char-shading-value="0" style:font-size-asian="9pt" style:font-size-complex="9pt" loext:padding="0in" loext:border="none"/>
    </style:style>
    <style:style style:name="T8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2d6a55" fo:background-color="transparent" loext:char-shading-value="0" style:font-size-asian="9pt" style:font-size-complex="9pt" loext:padding="0in" loext:border="none"/>
    </style:style>
    <style:style style:name="T9" style:family="text">
      <style:text-properties style:font-name="DejaVu Sans Mono" fo:font-size="9pt" style:text-underline-style="none" style:font-size-asian="9pt" style:font-size-complex="9pt"/>
    </style:style>
    <style:style style:name="T10" style:family="text">
      <style:text-properties style:font-name="DejaVu Sans Mono" fo:font-size="9pt" style:text-underline-style="none" officeooo:rsid="002c02dd" style:font-size-asian="9pt" style:font-size-complex="9pt"/>
    </style:style>
    <style:style style:name="T11" style:family="text">
      <style:text-properties style:font-name="DejaVu Sans Mono" fo:font-size="9pt" style:text-underline-style="none" officeooo:rsid="002d6a55" style:font-size-asian="9pt" style:font-size-complex="9pt"/>
    </style:style>
    <style:style style:name="T12" style:family="text">
      <style:text-properties style:font-name="DejaVu Sans Mono" fo:font-size="9pt" style:text-underline-style="none" officeooo:rsid="002df5b1" style:font-size-asian="9pt" style:font-size-complex="9pt"/>
    </style:style>
    <style:style style:name="T13" style:family="text">
      <style:text-properties style:font-name="DejaVu Sans Mono" fo:font-size="9pt" style:text-underline-style="none" officeooo:rsid="002f2a0b" style:font-size-asian="9pt" style:font-size-complex="9pt"/>
    </style:style>
    <style:style style:name="T14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5" style:family="text">
      <style:text-properties style:font-name="DejaVu Sans Mono" fo:font-size="9pt" style:text-underline-style="solid" style:text-underline-width="auto" style:text-underline-color="font-color" officeooo:rsid="002d6a55" style:font-size-asian="9pt" style:font-size-complex="9pt"/>
    </style:style>
    <style:style style:name="T16" style:family="text">
      <style:text-properties style:font-name="DejaVu Sans Mono" fo:font-size="9pt" style:text-underline-style="solid" style:text-underline-width="auto" style:text-underline-color="font-color" officeooo:rsid="002df5b1" style:font-size-asian="9pt" style:font-size-complex="9pt"/>
    </style:style>
    <style:style style:name="T17" style:family="text">
      <style:text-properties style:font-name="DejaVu Sans Mono" fo:font-size="9pt" style:text-underline-style="solid" style:text-underline-width="auto" style:text-underline-color="font-color" officeooo:rsid="002f2a0b" style:font-size-asian="9pt" style:font-size-complex="9pt"/>
    </style:style>
    <style:style style:name="T18" style:family="text">
      <style:text-properties officeooo:rsid="002f2a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.11 BSD on pidp11</text:p>
      <text:p text:style-name="P13">Installing and using cool-retro-term on Raspbian</text:p>
      <text:p text:style-name="P1"/>
      <text:p text:style-name="P3">This is a fairly complex installation. It is therefore recommended to make a backup copy of the SD card on which you want to install cool-retro-term before starting. You need full Raspbian, because cool-retro-term will only start properly on the desktop. It uses xwindows. I have it installed on a separate Raspberry Pi and am using ssh, but you should also be able to install it on the Raspberry Pi, on which PiDP-11 is running. In the <text:span text:style-name="T18">second</text:span> case you might have to disable some of the many effects to make sure that there is enough cpu power left for PiDP-11.</text:p>
      <text:p text:style-name="P3"/>
      <text:p text:style-name="P3">Open a terminal on the Raspbian desktop and set Raspbian up <text:span text:style-name="T18">GL </text:span>support <text:span text:style-name="T5">(thanks to Brian Makin)</text:span></text:p>
      <text:p text:style-name="P3"/>
      <text:p text:style-name="P3">Select <text:span text:style-name="T1">7-Advanced option</text:span><text:span text:style-name="T2">, then </text:span><text:span text:style-name="T1">GL driver</text:span><text:span text:style-name="T2"> and then </text:span><text:span text:style-name="T1">G1-GL full KMS</text:span><text:span text:style-name="T2">. </text:span><text:span text:style-name="T3">Then use &lt;ok&gt; and &lt;Finish&gt; to get back to the command window.</text:span></text:p>
      <text:p text:style-name="P3"><text:span text:style-name="T3"/></text:p>
      <text:p text:style-name="P7"><text:span text:style-name="T2">Now install qt5 as follows. It appears to be essential to use </text:span><text:span text:style-name="T1">apt</text:span><text:span text:style-name="T2"> and not </text:span><text:span text:style-name="T1">apt-get</text:span><text:span text:style-name="T2"> in some steps! </text:span><text:span text:style-name="T4">You can use copy and paste to copy each individual line into the terminal window. &lt;ctrl&gt;v will not work in the terminal window, but &lt;shift&gt;&lt;ctrl&gt;v does.</text:span></text:p>
      <text:p text:style-name="P7"><text:span text:style-name="T2"/></text:p>
      <text:p text:style-name="P7"><text:span text:style-name="T2"><text:s text:c="2"/>sudo apt-get update</text:span></text:p>
      <text:p text:style-name="P7"><text:span text:style-name="T2"><text:s text:c="2"/>sudo apt-get upgrade</text:span></text:p>
      <text:p text:style-name="P7"><text:span text:style-name="T2"/></text:p>
      <text:p text:style-name="P4"><text:span text:style-name="T10"><text:s text:c="2"/>sudo apt install </text:span><text:span text:style-name="Source_20_Text"><text:span text:style-name="T6">build-essential qmlscene qt5-qmake qt5-default qtdeclarative5-dev</text:span></text:span></text:p>
      <text:p text:style-name="P4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controls qml-module-qtgraphicaleffects</text:span></text:span></text:p>
      <text:p text:style-name="P4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dialogs qml-module-qtquick-localstorage</text:span></text:span></text:p>
      <text:p text:style-name="P4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quick-window2 qml-module-qt-labs-settings</text:span></text:span></text:p>
      <text:p text:style-name="P4"><text:span text:style-name="Source_20_Text"><text:span text:style-name="T6"><text:s text:c="2"/></text:span></text:span><text:span text:style-name="Source_20_Text"><text:span text:style-name="T7">sudo apt install </text:span></text:span><text:span text:style-name="Source_20_Text"><text:span text:style-name="T6">qml-module-qt-labs-folderlistmodel</text:span></text:span></text:p>
      <text:p text:style-name="P4"><text:span text:style-name="Source_20_Text"><text:span text:style-name="T6"/></text:span></text:p>
      <text:p text:style-name="P4"><text:span text:style-name="Source_20_Text"><text:span text:style-name="T6"><text:s text:c="2"/></text:span></text:span><text:span text:style-name="Source_20_Text"><text:span text:style-name="T8">cd</text:span></text:span></text:p>
      <text:p text:style-name="P4"><text:span text:style-name="Source_20_Text"><text:span text:style-name="T8"><text:s text:c="2"/>git clone --recursive https://github.com/Swordfish90/cool-retro-term.git</text:span></text:span></text:p>
      <text:p text:style-name="P6"><text:span text:style-name="T2"><text:s text:c="2"/></text:span><text:span text:style-name="T4">cd cool-retro-term</text:span></text:p>
      <text:p text:style-name="P6"><text:span text:style-name="T4"><text:s text:c="2"/>qmake &amp;&amp; make</text:span></text:p>
      <text:p text:style-name="P6"><text:span text:style-name="T4"><text:s text:c="2"/>chmod +x cool-retro-term</text:span></text:p>
      <text:p text:style-name="P6"><text:span text:style-name="T4"/></text:p>
      <text:p text:style-name="P8"><text:span text:style-name="T2">Watch while the compiler compiles and installs cool-retro-term. You will get quite a few warnings, but none of them appears to be serious.</text:span></text:p>
      <text:p text:style-name="P8"><text:span text:style-name="T2"/></text:p>
      <text:p text:style-name="P8"><text:span text:style-name="T2">When you are done, start cool-retro-term for the first time</text:span></text:p>
      <text:p text:style-name="P8"><text:span text:style-name="T2"/></text:p>
      <text:p text:style-name="P8"><text:span text:style-name="T2"><text:s text:c="2"/>./cool-retro-term</text:span></text:p>
      <text:p text:style-name="P9"><text:span text:style-name="T2"/></text:p>
      <text:p text:style-name="P8"><text:span text:style-name="T2"/></text:p>
      <text:p text:style-name="P10"><text:span text:style-name="T2">Fine Tuning:</text:span></text:p>
      <text:p text:style-name="P8"><text:span text:style-name="T2"/></text:p>
      <text:list xml:id="list9143587681604299361" text:style-name="L1">
        <text:list-item>
          <text:p text:style-name="P11"><text:span text:style-name="T11">Make </text:span><text:span text:style-name="T13">a </text:span><text:span text:style-name="T11">cool-retro-term </text:span><text:span text:style-name="T13">icon </text:span><text:span text:style-name="T11">available on your desktop. Download </text:span><text:span text:style-name="T15">Col-retro-term.desktop </text:span><text:span text:style-name="T11">from this repository and put it into </text:span><text:span text:style-name="T15">~/Desktop</text:span><text:span text:style-name="T11">. It starts cool-retro-term in full screen mode. If you want a window instead, </text:span><text:span text:style-name="T12">remove the </text:span><text:span text:style-name="T16">–fullscreen</text:span><text:span text:style-name="T12"> on the </text:span><text:span text:style-name="T16">exec</text:span><text:span text:style-name="T12"> line. To exit the full screen window, use </text:span><text:span text:style-name="T16">&lt;shift&gt;&lt;ctrl&gt;q</text:span></text:p>
        </text:list-item>
        <text:list-item>
          <text:p text:style-name="P12"><text:span text:style-name="T11">I</text:span><text:span text:style-name="T9">f you are using vi in 2.11BSD or any other historical Unix distribution, it is essential that the terminal screen has exactly 24 lines. Right-click anywhere in the cool-retro-term window to get to the configuration menu, and use </text:span><text:span text:style-name="T17">View</text:span><text:span text:style-name="T14">-&gt;zoom in</text:span><text:span text:style-name="T9"> until it quickly shows that you have 24 lines.</text:span></text:p>
        </text:list-item>
        <text:list-item>
          <text:p text:style-name="P12"><text:span text:style-name="T9">Maybe you do not like all effects, or you need to make sure that cool-retro-term uses less cpu </text:span><text:span text:style-name="T13">power</text:span><text:span text:style-name="T9">. Right-click anywhere in the cool-retro-term menu and </text:span><text:span text:style-name="T13">use Settings-&gt;Effects to set the effects to your liking. Maybe you will also want to play around with all the other setting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DejaVu Sans Mono" svg:font-family="'DejaVu Sans Mono'" style:font-pitch="fixed"/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2-16T14:00:28.758300645</dc:date>
    <meta:editing-duration>PT16M5S</meta:editing-duration>
    <meta:editing-cycles>6</meta:editing-cycles>
    <meta:document-statistic meta:table-count="0" meta:image-count="0" meta:object-count="0" meta:page-count="1" meta:paragraph-count="25" meta:word-count="425" meta:character-count="2746" meta:non-whitespace-character-count="2324"/>
  </office:meta>
</office:document-meta>
</file>